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33cm" draw:marker-end-width="0.33cm" draw:fill="none" draw:fill-color="#ffffff" draw:textarea-vertical-align="middle" draw:auto-grow-width="true" fo:min-height="0.845cm" fo:padding-top="-0.076cm" fo:padding-bottom="-0.127cm" fo:padding-left="0.152cm" fo:padding-right="0.152cm"/>
    </style:style>
    <style:style style:name="gr2" style:family="graphic" style:parent-style-name="standard">
      <style:graphic-properties svg:stroke-width="0.025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P1" style:family="paragraph">
      <style:paragraph-properties fo:line-height="80%" fo:text-align="center"/>
    </style:style>
    <style:style style:name="P2" style:family="paragraph">
      <style:paragraph-properties fo:line-height="80%" fo:text-align="center"/>
      <style:text-properties fo:color="#000000" fo:font-family="Helvetica" style:font-family-generic="swiss" style:font-pitch="variable" fo:font-size="11pt" style:font-size-asian="12pt" style:font-size-complex="12pt"/>
    </style:style>
    <style:style style:name="P3" style:family="paragraph">
      <style:paragraph-properties fo:text-align="center"/>
      <style:text-properties fo:font-family="Helvetica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color="#000000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84cm" svg:height="0.642cm" svg:x="2.879cm" svg:y="0.305cm">
          <draw:text-box>
            <text:p text:style-name="P1"><text:span text:style-name="T1">00401</text:span></text:p>
          </draw:text-box>
          <draw:glue-point draw:id="4" svg:x="-3.345cm" svg:y="5.155cm"/>
          <draw:glue-point draw:id="5" svg:x="-1.654cm" svg:y="5.202cm"/>
          <draw:glue-point draw:id="6" svg:x="3.2cm" svg:y="5.202cm"/>
          <draw:glue-point draw:id="7" svg:x="1.654cm" svg:y="5.202cm"/>
        </draw:frame>
        <draw:frame draw:style-name="gr1" draw:text-style-name="P2" draw:layer="layout" svg:width="1.169cm" svg:height="0.642cm" svg:x="0.371cm" svg:y="1.847cm">
          <draw:text-box>
            <text:p text:style-name="P1"><text:span text:style-name="T1">0000</text:span></text:p>
          </draw:text-box>
        </draw:frame>
        <draw:frame draw:style-name="gr1" draw:text-style-name="P2" draw:layer="layout" svg:width="1.169cm" svg:height="0.642cm" svg:x="1.678cm" svg:y="1.847cm">
          <draw:text-box>
            <text:p text:style-name="P1"><text:span text:style-name="T1">0000</text:span></text:p>
          </draw:text-box>
        </draw:frame>
        <draw:frame draw:style-name="gr1" draw:text-style-name="P2" draw:layer="layout" svg:width="1.169cm" svg:height="0.642cm" svg:x="2.986cm" svg:y="1.847cm">
          <draw:text-box>
            <text:p text:style-name="P1"><text:span text:style-name="T1">0100</text:span></text:p>
          </draw:text-box>
        </draw:frame>
        <draw:frame draw:style-name="gr1" draw:text-style-name="P2" draw:layer="layout" svg:width="1.169cm" svg:height="0.642cm" svg:x="5.574cm" svg:y="1.847cm">
          <draw:text-box>
            <text:p text:style-name="P1"><text:span text:style-name="T1">0001</text:span></text:p>
          </draw:text-box>
        </draw:frame>
        <draw:frame draw:style-name="gr1" draw:text-style-name="P2" draw:layer="layout" svg:width="1.169cm" svg:height="0.642cm" svg:x="4.293cm" svg:y="1.847cm">
          <draw:text-box>
            <text:p text:style-name="P1"><text:span text:style-name="T1">0000</text:span></text:p>
          </draw:text-box>
        </draw:frame>
        <draw:frame draw:style-name="gr1" draw:text-style-name="P2" draw:layer="layout" svg:width="0.737cm" svg:height="0.642cm" svg:x="0.088cm" svg:y="3.189cm">
          <draw:text-box>
            <text:p text:style-name="P1"><text:span text:style-name="T1">00</text:span></text:p>
          </draw:text-box>
        </draw:frame>
        <draw:frame draw:style-name="gr1" draw:text-style-name="P2" draw:layer="layout" svg:width="1.169cm" svg:height="0.642cm" svg:x="0.972cm" svg:y="3.189cm">
          <draw:text-box>
            <text:p text:style-name="P1"><text:span text:style-name="T1">0000</text:span></text:p>
          </draw:text-box>
        </draw:frame>
        <draw:frame draw:style-name="gr1" draw:text-style-name="P2" draw:layer="layout" svg:width="1.169cm" svg:height="0.642cm" svg:x="2.275cm" svg:y="3.189cm">
          <draw:text-box>
            <text:p text:style-name="P1"><text:span text:style-name="T1">0001</text:span></text:p>
          </draw:text-box>
        </draw:frame>
        <draw:frame draw:style-name="gr1" draw:text-style-name="P2" draw:layer="layout" svg:width="0.737cm" svg:height="0.642cm" svg:x="3.688cm" svg:y="3.189cm">
          <draw:text-box>
            <text:p text:style-name="P1"><text:span text:style-name="T1">00</text:span></text:p>
          </draw:text-box>
        </draw:frame>
        <draw:frame draw:style-name="gr1" draw:text-style-name="P2" draw:layer="layout" svg:width="1.169cm" svg:height="0.642cm" svg:x="4.572cm" svg:y="3.189cm">
          <draw:text-box>
            <text:p text:style-name="P1"><text:span text:style-name="T1">0000</text:span></text:p>
          </draw:text-box>
        </draw:frame>
        <draw:frame draw:style-name="gr1" draw:text-style-name="P2" draw:layer="layout" svg:width="1.169cm" svg:height="0.642cm" svg:x="5.875cm" svg:y="3.189cm">
          <draw:text-box>
            <text:p text:style-name="P1"><text:span text:style-name="T1">0001</text:span></text:p>
          </draw:text-box>
        </draw:frame>
        <draw:frame draw:style-name="gr1" draw:text-style-name="P2" draw:layer="layout" svg:width="0.953cm" svg:height="0.642cm" svg:x="1.383cm" svg:y="4.505cm">
          <draw:text-box>
            <text:p text:style-name="P1"><text:span text:style-name="T1">001</text:span></text:p>
          </draw:text-box>
          <draw:glue-point draw:id="4" svg:x="-2.214cm" svg:y="-4.89cm"/>
          <draw:glue-point draw:id="5" svg:x="2.476cm" svg:y="-4.937cm"/>
        </draw:frame>
        <draw:frame draw:style-name="gr1" draw:text-style-name="P2" draw:layer="layout" svg:width="0.953cm" svg:height="0.642cm" svg:x="4.984cm" svg:y="4.505cm">
          <draw:text-box>
            <text:p text:style-name="P1"><text:span text:style-name="T1">001</text:span></text:p>
          </draw:text-box>
          <draw:glue-point draw:id="4" svg:x="-2.35cm" svg:y="-4.89cm"/>
          <draw:glue-point draw:id="5" svg:x="2.339cm" svg:y="-4.937cm"/>
        </draw:frame>
        <draw:path draw:style-name="gr2" draw:text-style-name="P3" draw:layer="layout" svg:width="2.153cm" svg:height="0.899cm" svg:x="0.955cm" svg:y="0.947cm" svg:viewBox="0 0 2154 900" svg:d="m2154 0c0 106 0 211 0 317-717 0-1433 0-2150 0 0 23 0 47 0 70-1 0-3 0-4 0 0 171 0 342 0 513">
          <text:p/>
        </draw:path>
        <draw:path draw:style-name="gr2" draw:text-style-name="P3" draw:layer="layout" svg:width="1.08cm" svg:height="0.899cm" svg:x="2.262cm" svg:y="0.947cm" svg:viewBox="0 0 1081 900" svg:d="m1081 0c0 150 0 300 0 450-360 0-721 0-1081 0 0 150 0 300 0 450">
          <text:p/>
        </draw:path>
        <draw:path draw:style-name="gr2" draw:text-style-name="P3" draw:layer="layout" svg:width="1.077cm" svg:height="0.899cm" svg:x="3.799cm" svg:y="0.947cm" svg:viewBox="0 0 1078 900" svg:d="m0 0c0 150 0 300 0 450 359 0 719 0 1078 0 0 150 0 300 0 450">
          <text:p/>
        </draw:path>
        <draw:path draw:style-name="gr2" draw:text-style-name="P3" draw:layer="layout" svg:width="2.148cm" svg:height="0.899cm" svg:x="4.013cm" svg:y="0.947cm" svg:viewBox="0 0 2149 900" svg:d="m0 0c0 109 0 219 0 328 716 0 1433 0 2149 0 0 20 0 39 0 59-1 0-3 0-4 0 0 171 0 342 0 513">
          <text:p/>
        </draw:path>
        <draw:path draw:style-name="gr2" draw:text-style-name="P3" draw:layer="layout" svg:width="0cm" svg:height="0.899cm" svg:x="3.57cm" svg:y="0.947cm" svg:viewBox="0 0 1 900" svg:d="m1 0c0 150 0 300 0 450 0 0-1 0-1 0 0 150 0 300 0 450">
          <text:p/>
        </draw:path>
        <draw:custom-shape draw:style-name="gr3" draw:text-style-name="P4" draw:layer="layout" svg:width="0.178cm" svg:height="0.508cm" draw:transform="rotate (1.5707963267946) translate (0.395cm 2.7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78cm" svg:height="1.27cm" draw:transform="rotate (1.5707963267946) translate (0.944cm 2.7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78cm" svg:height="1.27cm" draw:transform="rotate (1.5707963267946) translate (2.261cm 2.7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78cm" svg:height="0.508cm" draw:transform="rotate (1.5707963267946) translate (3.695cm 2.71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78cm" svg:height="1.27cm" draw:transform="rotate (1.5707963267946) translate (4.244cm 2.71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78cm" svg:height="1.27cm" draw:transform="rotate (1.5707963267946) translate (5.561cm 2.71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2" draw:text-style-name="P4" draw:layer="layout" svg:width="0.51cm" svg:height="-0.001cm" draw:transform="rotate (-1.95825942073727) translate (0.64902376644611cm 2.716009698907cm)" svg:viewBox="0 0 511 0" svg:d="m0-3254c170 0 341 0 511 0">
          <text:p/>
        </draw:path>
        <draw:path draw:style-name="gr2" draw:text-style-name="P4" draw:layer="layout" svg:width="0.473cm" svg:height="-0.001cm" draw:transform="rotate (-1.61931648000003) translate (1.579cm 2.716cm)" svg:viewBox="0 0 474 0" svg:d="m0-3418c158 0 316 0 474 0">
          <text:p/>
        </draw:path>
        <draw:path draw:style-name="gr2" draw:text-style-name="P4" draw:layer="layout" svg:width="0.473cm" svg:height="-0.001cm" draw:transform="rotate (-1.64881254435873) translate (2.896cm 2.716cm)" svg:viewBox="0 0 474 0" svg:d="m0-6198c158 0 316 0 474 0">
          <text:p/>
        </draw:path>
        <draw:path draw:style-name="gr2" draw:text-style-name="P4" draw:layer="layout" svg:width="0.484cm" svg:height="-0.001cm" draw:transform="rotate (-1.34826684716537) translate (3.949cm 2.716cm)" svg:viewBox="0 0 485 0" svg:d="m0-6504c162 0 323 0 485 0">
          <text:p/>
        </draw:path>
        <draw:path draw:style-name="gr2" draw:text-style-name="P4" draw:layer="layout" svg:width="0.547cm" svg:height="-0.001cm" draw:transform="rotate (-1.04108889881442) translate (4.87903508663636cm 2.71597945592993cm)" svg:viewBox="0 0 548 0" svg:d="m0-5676c183 0 365 0 548 0">
          <text:p/>
        </draw:path>
        <draw:path draw:style-name="gr2" draw:text-style-name="P4" draw:layer="layout" svg:width="0.54cm" svg:height="-0.001cm" draw:transform="rotate (-1.06325458031474) translate (6.196cm 2.716cm)" svg:viewBox="0 0 541 0" svg:d="m0-8190c180 0 361 0 541 0">
          <text:p/>
        </draw:path>
        <draw:path draw:style-name="gr2" draw:text-style-name="P4" draw:layer="layout" svg:width="1.192cm" svg:height="0.681cm" svg:x="0.456cm" svg:y="3.831cm" svg:viewBox="0 0 1193 682" svg:d="m0 0c0 83 0 167 0 250 0 0 1 0 1 0 0 52 0 104 0 156 397 0 795 0 1192 0 0 92 0 184 0 276">
          <text:p/>
        </draw:path>
        <draw:path draw:style-name="gr2" draw:text-style-name="P4" draw:layer="layout" svg:width="0.302cm" svg:height="0.673cm" svg:x="1.556cm" svg:y="3.831cm" svg:viewBox="0 0 303 674" svg:d="m0 0c0 112 0 225 0 337 101 0 202 0 303 0 0 112 0 225 0 337">
          <text:p/>
        </draw:path>
        <draw:path draw:style-name="gr2" draw:text-style-name="P4" draw:layer="layout" svg:width="0.764cm" svg:height="0.678cm" svg:x="2.094cm" svg:y="3.831cm" svg:viewBox="0 0 765 679" svg:d="m765 0c0 112 0 225 0 337-255 0-510 0-765 0 0 114 0 228 0 342">
          <text:p/>
        </draw:path>
        <draw:path draw:style-name="gr2" draw:text-style-name="P4" draw:layer="layout" svg:width="1.183cm" svg:height="0.681cm" svg:x="4.056cm" svg:y="3.831cm" svg:viewBox="0 0 1184 682" svg:d="m0 0c0 146 0 291 0 437 395 0 789 0 1184 0 0 64 0 128 0 192-1 0-2 0-3 0 0 18 0 35 0 53">
          <text:p/>
        </draw:path>
        <draw:path draw:style-name="gr2" draw:text-style-name="P4" draw:layer="layout" svg:width="0.303cm" svg:height="0.673cm" svg:x="5.156cm" svg:y="3.831cm" svg:viewBox="0 0 304 674" svg:d="m0 0c0 112 0 225 0 337 101 0 203 0 304 0 0 112 0 225 0 337">
          <text:p/>
        </draw:path>
        <draw:path draw:style-name="gr2" draw:text-style-name="P4" draw:layer="layout" svg:width="0.776cm" svg:height="0.678cm" svg:x="5.682cm" svg:y="3.831cm" svg:viewBox="0 0 777 679" svg:d="m777 0c0 112 0 225 0 337-259 0-518 0-777 0 0 114 0 228 0 34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5-03T10:42:19</meta:creation-date>
    <dc:date>2015-05-03T11:10:23</dc:date>
    <meta:editing-duration>PT00H27M58S</meta:editing-duration>
    <meta:editing-cycles>3</meta:editing-cycles>
    <meta:generator>NeoOffice/3.4.1$Unix OpenOffice.org_project/Patch 14</meta:generator>
    <meta:document-statistic meta:object-count="37"/>
  </office:meta>
</office:document-meta>
</file>